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46.58mm"/>
    </style:style>
    <style:style style:name="co7" style:family="table-column">
      <style:table-column-properties fo:break-before="auto" style:column-width="67.47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35.67mm"/>
    </style:style>
    <style:style style:name="co13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 style:data-style-name="N1">
      <style:table-cell-properties fo:background-color="#f58220" style:rotation-align="none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>
      <style:table-cell-properties fo:background-color="#f5822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 style:data-style-name="N1">
      <style:table-cell-properties style:rotation-align="none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Antecedentes</text:p>
          </table:table-cell>
          <table:table-cell table:style-name="ce1" office:value-type="string" calcext:value-type="string">
            <text:p>ColorPiel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EdadEstandarizada</text:p>
          </table:table-cell>
          <table:table-cell table:style-name="ce1" office:value-type="string" calcext:value-type="string">
            <text:p>EstadíaHospitalaría</text:p>
          </table:table-cell>
          <table:table-cell table:style-name="ce1" office:value-type="string" calcext:value-type="string">
            <text:p>EstadiaHestandarizada</text:p>
          </table:table-cell>
          <table:table-cell table:style-name="ce1" office:value-type="string" calcext:value-type="string">
            <text:p>NombrePaciente</text:p>
          </table:table-cell>
          <table:table-cell table:style-name="ce1" office:value-type="string" calcext:value-type="string">
            <text:p>PacienteMigrado</text:p>
          </table:table-cell>
          <table:table-cell table:style-name="ce1" office:value-type="string" calcext:value-type="string">
            <text:p>ProcesosInvasivos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TipodeAdmisión</text:p>
          </table:table-cell>
          <table:table-cell table:style-name="ce1" office:value-type="string" calcext:value-type="string">
            <text:p>VentiladorMecánico</text:p>
          </table:table-cell>
          <table:table-cell table:style-name="ce10" office:value-type="string" calcext:value-type="string">
            <text:p>EstadíaGeneral</text:p>
          </table:table-cell>
          <table:table-cell office:value-type="string" calcext:value-type="string">
            <text:p>EstadíaGeneralEstandariazad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Antonia María Riva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acelys M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Gu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Ynes mercedes Sánchez Mari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el José Astudillo Lar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é gózalez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dis José López tacho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íctor Antonio Castillejo Díaz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é Luis Martín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Verónica Hernandez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azar Malavé Amay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udimar José Guapa Torriv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yne Figueroa Cort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ovanny José Blanco Flor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tha Josefina Yendez Henríqu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Miguel Mat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smael José Gómez Martín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ime José Bermud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sús Rafael Guerrero Le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oxanne Foucaul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dro Pablo Roja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scual Antonio Acuñ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mán Rafael L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scar José chirino Velásqu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lenny Margarita Guerra Tin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ank José Martínez Evarist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ovanny José Blanco Flor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ranklin Jesús Marval Vásqu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ban Daniel Guevara Sacaría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nys José Patiño Co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kar David Soto Alfonz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mán Rafael L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uz Rodrigu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is José Sil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úl José Malav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lagro Guanch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guel Marc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Eduardo Berbesic Torr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ide Josefina Benitez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uben Miguel Benit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za Mercedes Sanchez de Blond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milsa Rojas Parejo Gonzal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é Cami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an Isidro So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el Eutinio Fuen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ica de la R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a Acosta Carmen Tere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na Vald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rwin José Suarez Fuen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ga Antonia Lisbo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deño Emili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ía Elena Góm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José Ramírez Sánch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ly Teresa Palo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lliana Porrell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Cesar Castañed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ilde del Valle Rivero de Márqu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rveidi <text:s/>Josefina Díaz Andrad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Esteban M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rge Perei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rveidys Josefina Díaz Andrad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bert Alfredo Mendoza Blanc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is Antonio Millán Cortesí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ón Gabriel Montaño Lárez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hioska Valentina Pérez Velázquez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Virginia Martínez De Guzmá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uliser Del Rosario Ceij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Ángel Gregorio Cabello Roj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esar Augusto Leonic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Ángel Gabriel Medina Zerp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ela Custodia Acosta de Salaz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ño Campos Carlos Eduar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Hortencia Arrioja de Castill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rmen Elvira Hermnad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del valle Ledesma Ramo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olfo Antonio Jiménez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turo Rafael Velázquez Garcí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olfo Sanchez M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irmara Josefina Indriago Jimen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onio José Cum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der Jesús Maita Andr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ipriano Lobato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sé Miguel Rodríguez Seg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ida Menes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se Reinaldo Salazar Martín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ray Alexandra Correa mar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elis Josefina Castro Fuen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hannel jose otero oyagu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arliu Anyeline Gomez M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drubal Jose Payares Ramir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a Elena López Narva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duard Tomas Ramos Padr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miliana Del Carmen Caraballo Medin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elis Cas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gdina Solangel Campos de Boa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Julieta alfo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reya del Valle Guzm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e Gregorio Hernand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Luis Rafael Jimén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ario Antonio Rivas Gonzál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urisma Isabel Ruiz Roq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ostin Nikenber Henriquez Monzalv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iomaris Jose Rausseo Alfonz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lliam José Serran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dolfo Sanchez M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íctor José Maza <text:s/>Luna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as Aquiles Rondón Ávil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lpicio Eriberto Torr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Beatriz de Garcí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de Lourdes Millán Jimén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ésar José Brito Villarroe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i Fang C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lsa Margarita Restrepo Ra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Nicolás Córdova Guzmá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nnifer De Jesús Gómez Bell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ackson Josué Rodríguez Lanz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men del valle Rivas Orti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niel José Vásquez Fajard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di Josefina Rivero Rodrígue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el Ignacio Jugador Castil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ubén Rafael yeguez Goit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eazar José Rodriguez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ar Rafael Arismendi Rodrígu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dinson Herre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ito Marquez Jesús Esteb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lba Rosa Bilmonte de Bri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ris Antab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an Gabriel Alzolar Perdom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ila Maza de Malavé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rnando bautista Ayala Malav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ulián José Peñalve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ubén Rafael yeguez Goiti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raida Mercedes Rodríguez Vale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and Basmadj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y Gilbert Rodríguez <text:s/>Andra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ón Neptali Noguera Gambo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zmary del Carmen Segura Patiñ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ikol josé maiz maica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élix José Guevara Lóp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guel Angel Martín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osa Elena Vallej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sa María Rosa de Leó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ery Teresa Palo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ises Guev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leidy Chac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rian Lucic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a del valle ca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a Carmen Negrin de S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ma Leonice de balba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uglas José Tremont Sánch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gdina Solangel Campos de Bo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ison Gregorio Blanco Urbáez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onicio Eleazar Carvajal Rodrígu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lba Rosa Bilmonte de Br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ika Josefina Maican Ram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ando Javier Gómez V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Guillermo Montaño Marc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ntiago Miguel Muño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xon Jesus Carias Chac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y Dannys Jimenez Bast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zaro Antonio Dia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José Suar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lis Margarita San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an Bruzua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cisca Véliz de Carvaj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zaro Antonio Dia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é Salvador Rodríguez Gambo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an Segundo Yegres Contrer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s Jose Riera L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lvis Daniel Suárez Beníte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dy José Corder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orgete Naha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gorina del Carmen Garcia Jimene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samar Corona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lia Sifontes de Muño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lia del Valle Marcano de Mujic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honny José Sucre Beloni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ía del Valle Vera Card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briel Alejandro Rivas Orti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rnán Rafael García Portill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kson Josue Rodríguez Lanz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sús Alberto Aguilera Mari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sús Antonio García Lóp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sús Gregorio Jiménez Guer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sús Ramón Marval Lóp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e del Valle Cordov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dgar Rafael Arismendi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sus Maria Urbane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iggy Rafael Gómez Rodrigu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sé Miguel Rodríguez Segu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nry Vicente Montes Figuero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ía Colon Colo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is Suare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urelis Brit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VE">
      <loext:text> </loext:text>
      <loext:fill-character> </loext:fill-character>
      <number:text>- </number:text>
    </number:number-style>
    <number:text-style style:name="N10118" number:language="es" number:country="V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V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08:39:19.074889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8:51:29.372894664</meta:creation-date>
    <dc:date>2018-10-02T09:21:03.450001845</dc:date>
    <meta:editing-duration>PT19M7S</meta:editing-duration>
    <meta:editing-cycles>5</meta:editing-cycles>
    <meta:generator>LibreOffice/6.0.3.2$Linux_X86_64 LibreOffice_project/00m0$Build-2</meta:generator>
    <meta:document-statistic meta:table-count="1" meta:cell-count="2148" meta:object-count="0"/>
  </office:meta>
</office:document-meta>
</file>